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koola Pota" svg:font-family="'Iskoola Pota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List_20_Paragraph" style:list-style-name="WWNum1">
      <style:paragraph-properties fo:text-align="justify" style:justify-single-word="false"/>
    </style:style>
    <style:style style:name="P3" style:family="paragraph" style:parent-style-name="List_20_Paragraph">
      <style:paragraph-properties fo:text-align="justify" style:justify-single-word="false"/>
    </style:style>
    <style:style style:name="P4" style:family="paragraph" style:parent-style-name="List_20_Paragraph">
      <style:paragraph-properties fo:text-align="justify" style:justify-single-word="false"/>
      <style:text-properties fo:color="#0070c0" loext:opacity="100%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70c0" loext:opacity="100%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d32f63ef0b63f2d9ec6d61891b92639511f109d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koola Pota" svg:font-family="'Iskoola Pota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Iskoola Pot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Iskoola Pot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10</meta:editing-cycles>
    <meta:creation-date>2022-08-25T06:51:00</meta:creation-date>
    <dc:date>2023-03-04T13:07:50.580617361</dc:date>
    <meta:editing-duration>PT8M4S</meta:editing-duration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  <meta:user-defined meta:name="AppVersion">14.0000</meta:user-defined>
    <meta:template xlink:type="simple" xlink:actuate="onRequest" xlink:title="Normal.dotm" xlink:href=""/>
  </office:meta>
</office:document-meta>
</file>